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urée</text:p>
          </table:table-cell>
          <table:table-cell/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3" table:formula="of:=0" office:value-type="float" office:value="0" calcext:value-type="float">
            <text:p>0</text:p>
          </table:table-cell>
          <table:table-cell table:style-name="ce2" table:formula="of:=[.B2]+[.D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2" table:formula="of:=[.B3]+[.D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2" table:formula="of:=[.B4]+[.D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2" table:formula="of:=[.B5]+[.D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2" table:formula="of:=[.B6]+[.D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2" table:formula="of:=[.B7]+[.D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2" table:formula="of:=[.B8]+[.D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2" table:formula="of:=[.B9]+[.D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2" table:formula="of:=[.B10]+[.D1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2" table:formula="of:=[.B11]+[.D1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2" table:formula="of:=[.B12]+[.D1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2" table:formula="of:=[.B13]+[.D1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2" table:formula="of:=[.B14]+[.D1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2" table:formula="of:=[.B15]+[.D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2" table:formula="of:=[.B16]+[.D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2" table:formula="of:=[.B17]+[.D1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2" table:formula="of:=[.B18]+[.D1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3" office:value-type="float" office:value="63" calcext:value-type="float">
            <text:p>63</text:p>
          </table:table-cell>
          <table:table-cell table:style-name="ce2" table:formula="of:=[.B19]+[.D1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4" office:value-type="float" office:value="64" calcext:value-type="float">
            <text:p>64</text:p>
          </table:table-cell>
          <table:table-cell table:style-name="ce2" table:formula="of:=[.B20]+[.D20]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récédence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début i</text:p>
          </table:table-cell>
          <table:table-cell office:value-type="string" calcext:value-type="string">
            <text:p>fin j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t(j) – t(i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B$2:.B$20];[.A25])" office:value-type="float" office:value="2" calcext:value-type="float">
            <text:p>2</text:p>
          </table:table-cell>
          <table:table-cell table:formula="of:= INDEX([.D$2:.D$20];[.B25]) - INDEX([.D$2:.D$20];[.A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EX([.B$2:.B$20];[.A26])" office:value-type="float" office:value="16" calcext:value-type="float">
            <text:p>16</text:p>
          </table:table-cell>
          <table:table-cell table:formula="of:= INDEX([.D$2:.D$20];[.B26]) - INDEX([.D$2:.D$20];[.A2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EX([.B$2:.B$20];[.A27])" office:value-type="float" office:value="16" calcext:value-type="float">
            <text:p>16</text:p>
          </table:table-cell>
          <table:table-cell table:formula="of:= INDEX([.D$2:.D$20];[.B27]) - INDEX([.D$2:.D$20];[.A27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EX([.B$2:.B$20];[.A28])" office:value-type="float" office:value="9" calcext:value-type="float">
            <text:p>9</text:p>
          </table:table-cell>
          <table:table-cell table:formula="of:= INDEX([.D$2:.D$20];[.B28]) - INDEX([.D$2:.D$20];[.A2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NDEX([.B$2:.B$20];[.A29])" office:value-type="float" office:value="8" calcext:value-type="float">
            <text:p>8</text:p>
          </table:table-cell>
          <table:table-cell table:formula="of:= INDEX([.D$2:.D$20];[.B29]) - INDEX([.D$2:.D$20];[.A2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NDEX([.B$2:.B$20];[.A30])" office:value-type="float" office:value="10" calcext:value-type="float">
            <text:p>10</text:p>
          </table:table-cell>
          <table:table-cell table:formula="of:= INDEX([.D$2:.D$20];[.B30]) - INDEX([.D$2:.D$20];[.A3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NDEX([.B$2:.B$20];[.A31])" office:value-type="float" office:value="8" calcext:value-type="float">
            <text:p>8</text:p>
          </table:table-cell>
          <table:table-cell table:formula="of:= INDEX([.D$2:.D$20];[.B31]) - INDEX([.D$2:.D$20];[.A3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NDEX([.B$2:.B$20];[.A32])" office:value-type="float" office:value="6" calcext:value-type="float">
            <text:p>6</text:p>
          </table:table-cell>
          <table:table-cell table:formula="of:= INDEX([.D$2:.D$20];[.B32]) - INDEX([.D$2:.D$20];[.A3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NDEX([.B$2:.B$20];[.A33])" office:value-type="float" office:value="8" calcext:value-type="float">
            <text:p>8</text:p>
          </table:table-cell>
          <table:table-cell table:formula="of:= INDEX([.D$2:.D$20];[.B33]) - INDEX([.D$2:.D$20];[.A33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NDEX([.B$2:.B$20];[.A34])" office:value-type="float" office:value="6" calcext:value-type="float">
            <text:p>6</text:p>
          </table:table-cell>
          <table:table-cell table:formula="of:= INDEX([.D$2:.D$20];[.B34]) - INDEX([.D$2:.D$20];[.A3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NDEX([.B$2:.B$20];[.A35])" office:value-type="float" office:value="8" calcext:value-type="float">
            <text:p>8</text:p>
          </table:table-cell>
          <table:table-cell table:formula="of:= INDEX([.D$2:.D$20];[.B35]) - INDEX([.D$2:.D$20];[.A3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NDEX([.B$2:.B$20];[.A36])" office:value-type="float" office:value="6" calcext:value-type="float">
            <text:p>6</text:p>
          </table:table-cell>
          <table:table-cell table:formula="of:= INDEX([.D$2:.D$20];[.B36]) - INDEX([.D$2:.D$20];[.A3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NDEX([.B$2:.B$20];[.A37])" office:value-type="float" office:value="9" calcext:value-type="float">
            <text:p>9</text:p>
          </table:table-cell>
          <table:table-cell table:formula="of:= INDEX([.D$2:.D$20];[.B37]) - INDEX([.D$2:.D$20];[.A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NDEX([.B$2:.B$20];[.A38])" office:value-type="float" office:value="2" calcext:value-type="float">
            <text:p>2</text:p>
          </table:table-cell>
          <table:table-cell table:formula="of:= INDEX([.D$2:.D$20];[.B38]) - INDEX([.D$2:.D$20];[.A3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NDEX([.B$2:.B$20];[.A39])" office:value-type="float" office:value="16" calcext:value-type="float">
            <text:p>16</text:p>
          </table:table-cell>
          <table:table-cell table:formula="of:= INDEX([.D$2:.D$20];[.B39]) - INDEX([.D$2:.D$20];[.A3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INDEX([.B$2:.B$20];[.A40])" office:value-type="float" office:value="8" calcext:value-type="float">
            <text:p>8</text:p>
          </table:table-cell>
          <table:table-cell table:formula="of:= INDEX([.D$2:.D$20];[.B40]) - INDEX([.D$2:.D$20];[.A4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NDEX([.B$2:.B$20];[.A41])" office:value-type="float" office:value="7" calcext:value-type="float">
            <text:p>7</text:p>
          </table:table-cell>
          <table:table-cell table:formula="of:= INDEX([.D$2:.D$20];[.B41]) - INDEX([.D$2:.D$20];[.A4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INDEX([.B$2:.B$20];[.A42])" office:value-type="float" office:value="2" calcext:value-type="float">
            <text:p>2</text:p>
          </table:table-cell>
          <table:table-cell table:formula="of:= INDEX([.D$2:.D$20];[.B42]) - INDEX([.D$2:.D$20];[.A4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NDEX([.B$2:.B$20];[.A43])" office:value-type="float" office:value="3" calcext:value-type="float">
            <text:p>3</text:p>
          </table:table-cell>
          <table:table-cell table:formula="of:= INDEX([.D$2:.D$20];[.B43]) - INDEX([.D$2:.D$20];[.A4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NDEX([.B$2:.B$20];[.A44])" office:value-type="float" office:value="7" calcext:value-type="float">
            <text:p>7</text:p>
          </table:table-cell>
          <table:table-cell table:formula="of:= INDEX([.D$2:.D$20];[.B44]) - INDEX([.D$2:.D$20];[.A44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INDEX([.B$2:.B$20];[.A45])" office:value-type="float" office:value="2" calcext:value-type="float">
            <text:p>2</text:p>
          </table:table-cell>
          <table:table-cell table:formula="of:= INDEX([.D$2:.D$20];[.B45]) - INDEX([.D$2:.D$20];[.A4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NDEX([.B$2:.B$20];[.A46])" office:value-type="float" office:value="9" calcext:value-type="float">
            <text:p>9</text:p>
          </table:table-cell>
          <table:table-cell table:formula="of:= INDEX([.D$2:.D$20];[.B46]) - INDEX([.D$2:.D$20];[.A4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47])" office:value-type="float" office:value="2" calcext:value-type="float">
            <text:p>2</text:p>
          </table:table-cell>
          <table:table-cell table:formula="of:= INDEX([.D$2:.D$20];[.B47]) - INDEX([.D$2:.D$20];[.A47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48])" office:value-type="float" office:value="16" calcext:value-type="float">
            <text:p>16</text:p>
          </table:table-cell>
          <table:table-cell table:formula="of:= INDEX([.D$2:.D$20];[.B48]) - INDEX([.D$2:.D$20];[.A48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49])" office:value-type="float" office:value="9" calcext:value-type="float">
            <text:p>9</text:p>
          </table:table-cell>
          <table:table-cell table:formula="of:= INDEX([.D$2:.D$20];[.B49]) - INDEX([.D$2:.D$20];[.A49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0])" office:value-type="float" office:value="8" calcext:value-type="float">
            <text:p>8</text:p>
          </table:table-cell>
          <table:table-cell table:formula="of:= INDEX([.D$2:.D$20];[.B50]) - INDEX([.D$2:.D$20];[.A50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1])" office:value-type="float" office:value="10" calcext:value-type="float">
            <text:p>10</text:p>
          </table:table-cell>
          <table:table-cell table:formula="of:= INDEX([.D$2:.D$20];[.B51]) - INDEX([.D$2:.D$20];[.A51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2])" office:value-type="float" office:value="6" calcext:value-type="float">
            <text:p>6</text:p>
          </table:table-cell>
          <table:table-cell table:formula="of:= INDEX([.D$2:.D$20];[.B52]) - INDEX([.D$2:.D$20];[.A5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3])" office:value-type="float" office:value="2" calcext:value-type="float">
            <text:p>2</text:p>
          </table:table-cell>
          <table:table-cell table:formula="of:= INDEX([.D$2:.D$20];[.B53]) - INDEX([.D$2:.D$20];[.A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4])" office:value-type="float" office:value="2" calcext:value-type="float">
            <text:p>2</text:p>
          </table:table-cell>
          <table:table-cell table:formula="of:= INDEX([.D$2:.D$20];[.B54]) - INDEX([.D$2:.D$20];[.A5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5])" office:value-type="float" office:value="9" calcext:value-type="float">
            <text:p>9</text:p>
          </table:table-cell>
          <table:table-cell table:formula="of:= INDEX([.D$2:.D$20];[.B55]) - INDEX([.D$2:.D$20];[.A55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6])" office:value-type="float" office:value="5" calcext:value-type="float">
            <text:p>5</text:p>
          </table:table-cell>
          <table:table-cell table:formula="of:= INDEX([.D$2:.D$20];[.B56]) - INDEX([.D$2:.D$20];[.A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7])" office:value-type="float" office:value="3" calcext:value-type="float">
            <text:p>3</text:p>
          </table:table-cell>
          <table:table-cell table:formula="of:= INDEX([.D$2:.D$20];[.B57]) - INDEX([.D$2:.D$20];[.A57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8])" office:value-type="float" office:value="2" calcext:value-type="float">
            <text:p>2</text:p>
          </table:table-cell>
          <table:table-cell table:formula="of:= INDEX([.D$2:.D$20];[.B58]) - INDEX([.D$2:.D$20];[.A5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59])" office:value-type="float" office:value="1" calcext:value-type="float">
            <text:p>1</text:p>
          </table:table-cell>
          <table:table-cell table:formula="of:= INDEX([.D$2:.D$20];[.B59]) - INDEX([.D$2:.D$20];[.A59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60])" office:value-type="float" office:value="7" calcext:value-type="float">
            <text:p>7</text:p>
          </table:table-cell>
          <table:table-cell table:formula="of:= INDEX([.D$2:.D$20];[.B60]) - INDEX([.D$2:.D$20];[.A60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61])" office:value-type="float" office:value="4" calcext:value-type="float">
            <text:p>4</text:p>
          </table:table-cell>
          <table:table-cell table:formula="of:= INDEX([.D$2:.D$20];[.B61]) - INDEX([.D$2:.D$20];[.A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62])" office:value-type="float" office:value="3" calcext:value-type="float">
            <text:p>3</text:p>
          </table:table-cell>
          <table:table-cell table:formula="of:= INDEX([.D$2:.D$20];[.B62]) - INDEX([.D$2:.D$20];[.A6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63])" office:value-type="float" office:value="9" calcext:value-type="float">
            <text:p>9</text:p>
          </table:table-cell>
          <table:table-cell table:formula="of:= INDEX([.D$2:.D$20];[.B63]) - INDEX([.D$2:.D$20];[.A6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9" office:value-type="float" office:value="19" calcext:value-type="float">
            <text:p>19</text:p>
          </table:table-cell>
          <table:table-cell table:formula="of:=INDEX([.B$2:.B$20];[.A64])" office:value-type="float" office:value="1" calcext:value-type="float">
            <text:p>1</text:p>
          </table:table-cell>
          <table:table-cell table:formula="of:= INDEX([.D$2:.D$20];[.B64]) - INDEX([.D$2:.D$20];[.A64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2:07:41.265000000</meta:creation-date>
    <dc:date>2021-03-15T13:02:32.794000000</dc:date>
    <meta:editing-duration>PT2M50S</meta:editing-duration>
    <meta:editing-cycles>1</meta:editing-cycles>
    <meta:generator>LibreOffice/7.0.3.1$Windows_X86_64 LibreOffice_project/d7547858d014d4cf69878db179d326fc3483e082</meta:generator>
    <meta:document-statistic meta:table-count="1" meta:cell-count="245" meta:object-count="0"/>
  </office:meta>
</office:document-meta>
</file>